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689in"/>
    </style:style>
    <style:style style:name="co2" style:family="table-column">
      <style:table-column-properties fo:break-before="auto" style:column-width="1.8665in"/>
    </style:style>
    <style:style style:name="co3" style:family="table-column">
      <style:table-column-properties fo:break-before="auto" style:column-width="0.6091in"/>
    </style:style>
    <style:style style:name="co4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7465in"/>
    </style:style>
    <style:style style:name="co6" style:family="table-column">
      <style:table-column-properties fo:break-before="auto" style:column-width="0.8839in"/>
    </style:style>
    <style:style style:name="co7" style:family="table-column">
      <style:table-column-properties fo:break-before="auto" style:column-width="3.3799in"/>
    </style:style>
    <style:style style:name="co8" style:family="table-column">
      <style:table-column-properties fo:break-before="auto" style:column-width="1.7098in"/>
    </style:style>
    <style:style style:name="co9" style:family="table-column">
      <style:table-column-properties fo:break-before="auto" style:column-width="3.498in"/>
    </style:style>
    <style:style style:name="co10" style:family="table-column">
      <style:table-column-properties fo:break-before="auto" style:column-width="1.1591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0.8937in"/>
    </style:style>
    <style:style style:name="co13" style:family="table-column">
      <style:table-column-properties fo:break-before="auto" style:column-width="0.981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xport-advanced-filtered-17624247358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nsaction Has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ethod 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From_NameTag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_NameTag</text:p>
          </table:table-cell>
          <table:table-cell office:value-type="string" calcext:value-type="string">
            <text:p>Amount</text:p>
          </table:table-cell>
          <table:table-cell table:style-name="Default" office:value-type="string" calcext:value-type="string">
            <text:p>Value (USD)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Txn Fee</text:p>
          </table:table-cell>
        </table:table-row>
        <table:table-row table:style-name="ro1">
          <table:table-cell office:value-type="string" calcext:value-type="string">
            <text:p>0xc2eca77e93e2ea00e237d6bc69e979a6d752da66ad17a372f86e5f5c8039a4c5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7520" calcext:value-type="float">
            <text:p>37817520</text:p>
          </table:table-cell>
          <table:table-cell office:value-type="string" calcext:value-type="string">
            <text:p>5 min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37.257606" calcext:value-type="float">
            <text:p>37.257606</text:p>
          </table:table-cell>
          <table:table-cell office:value-type="currency" office:currency="USD" office:value="37.25" calcext:value-type="currency">
            <text:p>$37.25</text:p>
          </table:table-cell>
          <table:table-cell office:value-type="string" calcext:value-type="string">
            <text:p>USDC(USDC)</text:p>
          </table:table-cell>
          <table:table-cell office:value-type="float" office:value="0.00001768" calcext:value-type="float">
            <text:p>0.00001768</text:p>
          </table:table-cell>
        </table:table-row>
        <table:table-row table:style-name="ro1">
          <table:table-cell office:value-type="string" calcext:value-type="string">
            <text:p>0x987ac811a18adbd3a1ac2b1a1930acb9ce896be835031e5083d34c48ac7a917a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trictly Swap And Call Dln</text:p>
          </table:table-cell>
          <table:table-cell office:value-type="float" office:value="37817272" calcext:value-type="float">
            <text:p>37817272</text:p>
          </table:table-cell>
          <table:table-cell office:value-type="string" calcext:value-type="string">
            <text:p>13 min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87.399781" calcext:value-type="float">
            <text:p>87.399781</text:p>
          </table:table-cell>
          <table:table-cell office:value-type="currency" office:currency="USD" office:value="87.39" calcext:value-type="currency">
            <text:p>$87.39</text:p>
          </table:table-cell>
          <table:table-cell office:value-type="string" calcext:value-type="string">
            <text:p>USDC(USDC)</text:p>
          </table:table-cell>
          <table:table-cell office:value-type="float" office:value="0.00004504" calcext:value-type="float">
            <text:p>0.00004504</text:p>
          </table:table-cell>
        </table:table-row>
        <table:table-row table:style-name="ro1">
          <table:table-cell office:value-type="string" calcext:value-type="string">
            <text:p>0xb0303ef8c1c537e7d493e497ecaf9fc61b3ff223f76b76b038e4ee0c4c9d3937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7147" calcext:value-type="float">
            <text:p>37817147</text:p>
          </table:table-cell>
          <table:table-cell office:value-type="string" calcext:value-type="string">
            <text:p>18 min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65.607463" calcext:value-type="float">
            <text:p>65.607463</text:p>
          </table:table-cell>
          <table:table-cell office:value-type="currency" office:currency="USD" office:value="65.6" calcext:value-type="currency">
            <text:p>$65.60</text:p>
          </table:table-cell>
          <table:table-cell office:value-type="string" calcext:value-type="string">
            <text:p>USDC(USDC)</text:p>
          </table:table-cell>
          <table:table-cell office:value-type="float" office:value="0.00000685" calcext:value-type="float">
            <text:p>0.00000685</text:p>
          </table:table-cell>
        </table:table-row>
        <table:table-row table:style-name="ro1">
          <table:table-cell office:value-type="string" calcext:value-type="string">
            <text:p>0x8d6a2bbef2a2dc20dca9869e839c6279e8c55d47d30cc498c1c3c7d01827b5cd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7139" calcext:value-type="float">
            <text:p>37817139</text:p>
          </table:table-cell>
          <table:table-cell office:value-type="string" calcext:value-type="string">
            <text:p>18 min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30.887137" calcext:value-type="float">
            <text:p>30.887137</text:p>
          </table:table-cell>
          <table:table-cell office:value-type="currency" office:currency="USD" office:value="30.88" calcext:value-type="currency">
            <text:p>$30.88</text:p>
          </table:table-cell>
          <table:table-cell office:value-type="string" calcext:value-type="string">
            <text:p>USDC(USDC)</text:p>
          </table:table-cell>
          <table:table-cell office:value-type="float" office:value="0.0000148" calcext:value-type="float">
            <text:p>0.0000148</text:p>
          </table:table-cell>
        </table:table-row>
        <table:table-row table:style-name="ro1">
          <table:table-cell office:value-type="string" calcext:value-type="string">
            <text:p>0xe3aa08bfc6f8c56ef92b60dba01fb9bbdcc1c7e89c3b91b751339f6a15a8fbe2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all Diamond With Permit2</text:p>
          </table:table-cell>
          <table:table-cell office:value-type="float" office:value="37817139" calcext:value-type="float">
            <text:p>37817139</text:p>
          </table:table-cell>
          <table:table-cell office:value-type="string" calcext:value-type="string">
            <text:p>18 min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55.800264" calcext:value-type="float">
            <text:p>55.800264</text:p>
          </table:table-cell>
          <table:table-cell office:value-type="currency" office:currency="USD" office:value="55.79" calcext:value-type="currency">
            <text:p>$55.79</text:p>
          </table:table-cell>
          <table:table-cell office:value-type="string" calcext:value-type="string">
            <text:p>USDC(USDC)</text:p>
          </table:table-cell>
          <table:table-cell office:value-type="float" office:value="0.00001946" calcext:value-type="float">
            <text:p>0.00001946</text:p>
          </table:table-cell>
        </table:table-row>
        <table:table-row table:style-name="ro1">
          <table:table-cell office:value-type="string" calcext:value-type="string">
            <text:p>0x36b8efe41463e2044999712a64cf99cbe23a0feef8d346d5455b93b5dd0aa5db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7088" calcext:value-type="float">
            <text:p>37817088</text:p>
          </table:table-cell>
          <table:table-cell office:value-type="string" calcext:value-type="string">
            <text:p>20 min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52.441674" calcext:value-type="float">
            <text:p>52.441674</text:p>
          </table:table-cell>
          <table:table-cell office:value-type="currency" office:currency="USD" office:value="52.43" calcext:value-type="currency">
            <text:p>$52.43</text:p>
          </table:table-cell>
          <table:table-cell office:value-type="string" calcext:value-type="string">
            <text:p>USDC(USDC)</text:p>
          </table:table-cell>
          <table:table-cell office:value-type="float" office:value="0.00000761" calcext:value-type="float">
            <text:p>0.00000761</text:p>
          </table:table-cell>
        </table:table-row>
        <table:table-row table:style-name="ro1">
          <table:table-cell office:value-type="string" calcext:value-type="string">
            <text:p>0x1e4b4a7a32b90586c61b4bb1769dbd3f21950dab2eaf799d964ec0a81541293c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Handle Ops</text:p>
          </table:table-cell>
          <table:table-cell office:value-type="float" office:value="37817047" calcext:value-type="float">
            <text:p>37817047</text:p>
          </table:table-cell>
          <table:table-cell office:value-type="string" calcext:value-type="string">
            <text:p>21 min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19ceead7105607cd444f5ad10dd51356436095a1</text:p>
          </table:table-cell>
          <table:table-cell office:value-type="string" calcext:value-type="string">
            <text:p><text:s/>Odos:Router V2</text:p>
          </table:table-cell>
          <table:table-cell office:value-type="float" office:value="22.991594" calcext:value-type="float">
            <text:p>22.991594</text:p>
          </table:table-cell>
          <table:table-cell office:value-type="currency" office:currency="USD" office:value="22.99" calcext:value-type="currency">
            <text:p>$22.99</text:p>
          </table:table-cell>
          <table:table-cell office:value-type="string" calcext:value-type="string">
            <text:p>USDC(USDC)</text:p>
          </table:table-cell>
          <table:table-cell office:value-type="float" office:value="0.00000854" calcext:value-type="float">
            <text:p>0.00000854</text:p>
          </table:table-cell>
        </table:table-row>
        <table:table-row table:style-name="ro1">
          <table:table-cell office:value-type="string" calcext:value-type="string">
            <text:p>0x920032abf87938dbec2eab5461ca6dd44b46f43d39a2951046d33ca9d08ac29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Tokens Multiple V3ERC20To Native</text:p>
          </table:table-cell>
          <table:table-cell office:value-type="float" office:value="37816773" calcext:value-type="float">
            <text:p>37816773</text:p>
          </table:table-cell>
          <table:table-cell office:value-type="string" calcext:value-type="string">
            <text:p>30 min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25.127631" calcext:value-type="float">
            <text:p>25.127631</text:p>
          </table:table-cell>
          <table:table-cell office:value-type="currency" office:currency="USD" office:value="25.12" calcext:value-type="currency">
            <text:p>$25.12</text:p>
          </table:table-cell>
          <table:table-cell office:value-type="string" calcext:value-type="string">
            <text:p>USDC(USDC)</text:p>
          </table:table-cell>
          <table:table-cell office:value-type="float" office:value="0.00001519" calcext:value-type="float">
            <text:p>0.00001519</text:p>
          </table:table-cell>
        </table:table-row>
        <table:table-row table:style-name="ro1">
          <table:table-cell office:value-type="string" calcext:value-type="string">
            <text:p>0x8287f7bc89949a56ffe0e7050abd0ec7e0a322f907bdf024935d28d4ef109f5c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And Start Bridge Tokens Via Gas Zip</text:p>
          </table:table-cell>
          <table:table-cell office:value-type="float" office:value="37816654" calcext:value-type="float">
            <text:p>37816654</text:p>
          </table:table-cell>
          <table:table-cell office:value-type="string" calcext:value-type="string">
            <text:p>34 min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3.946145" calcext:value-type="float">
            <text:p>13.946145</text:p>
          </table:table-cell>
          <table:table-cell office:value-type="currency" office:currency="USD" office:value="13.94" calcext:value-type="currency">
            <text:p>$13.94</text:p>
          </table:table-cell>
          <table:table-cell office:value-type="string" calcext:value-type="string">
            <text:p>USDC(USDC)</text:p>
          </table:table-cell>
          <table:table-cell office:value-type="float" office:value="0.00000959" calcext:value-type="float">
            <text:p>0.00000959</text:p>
          </table:table-cell>
        </table:table-row>
        <table:table-row table:style-name="ro1">
          <table:table-cell office:value-type="string" calcext:value-type="string">
            <text:p>0x78887a49536f1114109eb25a5b44305adbab7412b077bc6a01295be2a828632d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6624" calcext:value-type="float">
            <text:p>37816624</text:p>
          </table:table-cell>
          <table:table-cell office:value-type="string" calcext:value-type="string">
            <text:p>35 min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8.785411" calcext:value-type="float">
            <text:p>28.785411</text:p>
          </table:table-cell>
          <table:table-cell office:value-type="currency" office:currency="USD" office:value="28.78" calcext:value-type="currency">
            <text:p>$28.78</text:p>
          </table:table-cell>
          <table:table-cell office:value-type="string" calcext:value-type="string">
            <text:p>USDC(USDC)</text:p>
          </table:table-cell>
          <table:table-cell office:value-type="float" office:value="0.00000364" calcext:value-type="float">
            <text:p>0.00000364</text:p>
          </table:table-cell>
        </table:table-row>
        <table:table-row table:style-name="ro1">
          <table:table-cell office:value-type="string" calcext:value-type="string">
            <text:p>0x0f4bb0155a70292de24f7923ed7ba4b0f805280386e46dbf024fdc9ca14ba36b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6598" calcext:value-type="float">
            <text:p>37816598</text:p>
          </table:table-cell>
          <table:table-cell office:value-type="string" calcext:value-type="string">
            <text:p>36 min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30.275376" calcext:value-type="float">
            <text:p>30.275376</text:p>
          </table:table-cell>
          <table:table-cell office:value-type="currency" office:currency="USD" office:value="30.27" calcext:value-type="currency">
            <text:p>$30.27</text:p>
          </table:table-cell>
          <table:table-cell office:value-type="string" calcext:value-type="string">
            <text:p>USDC(USDC)</text:p>
          </table:table-cell>
          <table:table-cell office:value-type="float" office:value="0.0000072" calcext:value-type="float">
            <text:p>0.0000072</text:p>
          </table:table-cell>
        </table:table-row>
        <table:table-row table:style-name="ro1">
          <table:table-cell office:value-type="string" calcext:value-type="string">
            <text:p>0x2657f8bab8b18e07bb84b3e97186029bc2faac3ddbc53a5224adc88f99a74b7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And Start Bridge Tokens Via Squid</text:p>
          </table:table-cell>
          <table:table-cell office:value-type="float" office:value="37815833" calcext:value-type="float">
            <text:p>37815833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float" office:value="2.381426" calcext:value-type="float">
            <text:p>2.381426</text:p>
          </table:table-cell>
          <table:table-cell office:value-type="currency" office:currency="USD" office:value="2.38" calcext:value-type="currency">
            <text:p>$2.38</text:p>
          </table:table-cell>
          <table:table-cell office:value-type="string" calcext:value-type="string">
            <text:p>USDC(USDC)</text:p>
          </table:table-cell>
          <table:table-cell office:value-type="float" office:value="0.00002483" calcext:value-type="float">
            <text:p>0.00002483</text:p>
          </table:table-cell>
        </table:table-row>
        <table:table-row table:style-name="ro1">
          <table:table-cell office:value-type="string" calcext:value-type="string">
            <text:p>0x2aac73b444253bb38dacbc3d0b3e8c3d7bcc3df6e8c7a618515630ef531ff26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Compact</text:p>
          </table:table-cell>
          <table:table-cell office:value-type="float" office:value="37815632" calcext:value-type="float">
            <text:p>37815632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float" office:value="13.536737" calcext:value-type="float">
            <text:p>13.536737</text:p>
          </table:table-cell>
          <table:table-cell office:value-type="currency" office:currency="USD" office:value="13.53" calcext:value-type="currency">
            <text:p>$13.53</text:p>
          </table:table-cell>
          <table:table-cell office:value-type="string" calcext:value-type="string">
            <text:p>USDC(USDC)</text:p>
          </table:table-cell>
          <table:table-cell office:value-type="float" office:value="0.00001786" calcext:value-type="float">
            <text:p>0.00001786</text:p>
          </table:table-cell>
        </table:table-row>
        <table:table-row table:style-name="ro1">
          <table:table-cell office:value-type="string" calcext:value-type="string">
            <text:p>0xb4eec68b9bd61ec9e81ca38c9793c5dd787ab099828bc8d25cc576e2ef42102f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Exit</text:p>
          </table:table-cell>
          <table:table-cell office:value-type="float" office:value="37815597" calcext:value-type="float">
            <text:p>37815597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4f37a9d177470499a2dd084621020b023fcffc1f</text:p>
          </table:table-cell>
          <table:table-cell office:value-type="string" calcext:value-type="string">
            <text:p>Curve: Router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8.766316" calcext:value-type="float">
            <text:p>18.766316</text:p>
          </table:table-cell>
          <table:table-cell office:value-type="currency" office:currency="USD" office:value="18.76" calcext:value-type="currency">
            <text:p>$18.76</text:p>
          </table:table-cell>
          <table:table-cell office:value-type="string" calcext:value-type="string">
            <text:p>USDC(USDC)</text:p>
          </table:table-cell>
          <table:table-cell office:value-type="float" office:value="0.00001287" calcext:value-type="float">
            <text:p>0.00001287</text:p>
          </table:table-cell>
        </table:table-row>
        <table:table-row table:style-name="ro1">
          <table:table-cell office:value-type="string" calcext:value-type="string">
            <text:p>0x203cb0a893357f0c6ef2057fe2e4e1f205a4a12aab884f0fc379e125b1f2b9cf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Transact</text:p>
          </table:table-cell>
          <table:table-cell office:value-type="float" office:value="37815587" calcext:value-type="float">
            <text:p>37815587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7.399565" calcext:value-type="float">
            <text:p>17.399565</text:p>
          </table:table-cell>
          <table:table-cell office:value-type="currency" office:currency="USD" office:value="17.4" calcext:value-type="currency">
            <text:p>$17.40</text:p>
          </table:table-cell>
          <table:table-cell office:value-type="string" calcext:value-type="string">
            <text:p>USDC(USDC)</text:p>
          </table:table-cell>
          <table:table-cell office:value-type="float" office:value="0.00003015" calcext:value-type="float">
            <text:p>0.00003015</text:p>
          </table:table-cell>
        </table:table-row>
        <table:table-row table:style-name="ro1">
          <table:table-cell office:value-type="string" calcext:value-type="string">
            <text:p>0xe9cea7ed61060a450319fccb83c8bd000a4fd33dec95651ae497b92570cf0a9f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Handle Ops</text:p>
          </table:table-cell>
          <table:table-cell office:value-type="float" office:value="37815449" calcext:value-type="float">
            <text:p>37815449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51.792878" calcext:value-type="float">
            <text:p>51.792878</text:p>
          </table:table-cell>
          <table:table-cell office:value-type="currency" office:currency="USD" office:value="51.79" calcext:value-type="currency">
            <text:p>$51.79</text:p>
          </table:table-cell>
          <table:table-cell office:value-type="string" calcext:value-type="string">
            <text:p>USDC(USDC)</text:p>
          </table:table-cell>
          <table:table-cell office:value-type="float" office:value="0.00002489" calcext:value-type="float">
            <text:p>0.00002489</text:p>
          </table:table-cell>
        </table:table-row>
        <table:table-row table:style-name="ro1">
          <table:table-cell office:value-type="string" calcext:value-type="string">
            <text:p>0x223e2b91bf2f2b8adaaaf4e84a1694ea896b5e18f8b734270dfc4cf0793218bd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Handle Ops</text:p>
          </table:table-cell>
          <table:table-cell office:value-type="float" office:value="37815375" calcext:value-type="float">
            <text:p>37815375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1231deb6f5749ef6ce6943a275a1d3e7486f4eae</text:p>
          </table:table-cell>
          <table:table-cell office:value-type="string" calcext:value-type="string">
            <text:p>LI.FI: LiFi Diamond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.138248" calcext:value-type="float">
            <text:p>1.138248</text:p>
          </table:table-cell>
          <table:table-cell office:value-type="currency" office:currency="USD" office:value="1.14" calcext:value-type="currency">
            <text:p>$1.14</text:p>
          </table:table-cell>
          <table:table-cell office:value-type="string" calcext:value-type="string">
            <text:p>USDC(USDC)</text:p>
          </table:table-cell>
          <table:table-cell office:value-type="float" office:value="0.00003919" calcext:value-type="float">
            <text:p>0.00003919</text:p>
          </table:table-cell>
        </table:table-row>
        <table:table-row table:style-name="ro1">
          <table:table-cell office:value-type="string" calcext:value-type="string">
            <text:p>0xfab2070e36c71ac78f8fc6b2fc3c775fc2233711f7b0d040609077d64291ab97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5370" calcext:value-type="float">
            <text:p>37815370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39.760053" calcext:value-type="float">
            <text:p>39.760053</text:p>
          </table:table-cell>
          <table:table-cell office:value-type="currency" office:currency="USD" office:value="39.75" calcext:value-type="currency">
            <text:p>$39.75</text:p>
          </table:table-cell>
          <table:table-cell office:value-type="string" calcext:value-type="string">
            <text:p>USDC(USDC)</text:p>
          </table:table-cell>
          <table:table-cell office:value-type="float" office:value="0.0000038" calcext:value-type="float">
            <text:p>0.0000038</text:p>
          </table:table-cell>
        </table:table-row>
        <table:table-row table:style-name="ro1">
          <table:table-cell office:value-type="string" calcext:value-type="string">
            <text:p>0x96488b4b41fe90a95767fc385d6394609fc72fd4bbb61c9834d9a32d5f4968bc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Handle Ops</text:p>
          </table:table-cell>
          <table:table-cell office:value-type="float" office:value="37815370" calcext:value-type="float">
            <text:p>37815370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77.63505" calcext:value-type="float">
            <text:p>77.63505</text:p>
          </table:table-cell>
          <table:table-cell office:value-type="currency" office:currency="USD" office:value="77.62" calcext:value-type="currency">
            <text:p>$77.62</text:p>
          </table:table-cell>
          <table:table-cell office:value-type="string" calcext:value-type="string">
            <text:p>USDC(USDC)</text:p>
          </table:table-cell>
          <table:table-cell office:value-type="float" office:value="0.00004478" calcext:value-type="float">
            <text:p>0.00004478</text:p>
          </table:table-cell>
        </table:table-row>
        <table:table-row table:style-name="ro1">
          <table:table-cell office:value-type="string" calcext:value-type="string">
            <text:p>0x924cf481f663c0f9462f3cb8001025dcbeb030e3e6de8d5a0a55422ee6a718c6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5278" calcext:value-type="float">
            <text:p>37815278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58.889877" calcext:value-type="float">
            <text:p>58.889877</text:p>
          </table:table-cell>
          <table:table-cell office:value-type="currency" office:currency="USD" office:value="58.88" calcext:value-type="currency">
            <text:p>$58.88</text:p>
          </table:table-cell>
          <table:table-cell office:value-type="string" calcext:value-type="string">
            <text:p>USDC(USDC)</text:p>
          </table:table-cell>
          <table:table-cell office:value-type="float" office:value="0.00000773" calcext:value-type="float">
            <text:p>0.00000773</text:p>
          </table:table-cell>
        </table:table-row>
        <table:table-row table:style-name="ro1">
          <table:table-cell office:value-type="string" calcext:value-type="string">
            <text:p>0x7f71a1bcc6d5cfa2f250968ca5d36366b098c7154361825460f794477d6f7384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Transact</text:p>
          </table:table-cell>
          <table:table-cell office:value-type="float" office:value="37815278" calcext:value-type="float">
            <text:p>37815278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24.794625" calcext:value-type="float">
            <text:p>24.794625</text:p>
          </table:table-cell>
          <table:table-cell office:value-type="currency" office:currency="USD" office:value="24.79" calcext:value-type="currency">
            <text:p>$24.79</text:p>
          </table:table-cell>
          <table:table-cell office:value-type="string" calcext:value-type="string">
            <text:p>USDC(USDC)</text:p>
          </table:table-cell>
          <table:table-cell office:value-type="float" office:value="0.00003056" calcext:value-type="float">
            <text:p>0.00003056</text:p>
          </table:table-cell>
        </table:table-row>
        <table:table-row table:style-name="ro1">
          <table:table-cell office:value-type="string" calcext:value-type="string">
            <text:p>0x2b258d00be36183c525be13fd1fd6b9b748a09da77b5fe451d2353842d85adef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Handle Ops</text:p>
          </table:table-cell>
          <table:table-cell office:value-type="float" office:value="37815240" calcext:value-type="float">
            <text:p>37815240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1231deb6f5749ef6ce6943a275a1d3e7486f4eae</text:p>
          </table:table-cell>
          <table:table-cell office:value-type="string" calcext:value-type="string">
            <text:p>LI.FI: LiFi Diamond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4.966902" calcext:value-type="float">
            <text:p>14.966902</text:p>
          </table:table-cell>
          <table:table-cell office:value-type="currency" office:currency="USD" office:value="14.96" calcext:value-type="currency">
            <text:p>$14.96</text:p>
          </table:table-cell>
          <table:table-cell office:value-type="string" calcext:value-type="string">
            <text:p>USDC(USDC)</text:p>
          </table:table-cell>
          <table:table-cell office:value-type="float" office:value="0.00001581" calcext:value-type="float">
            <text:p>0.00001581</text:p>
          </table:table-cell>
        </table:table-row>
        <table:table-row table:style-name="ro1">
          <table:table-cell office:value-type="string" calcext:value-type="string">
            <text:p>0xa6eb4aa4ec8d8e67a870452b31ea22b19bb4cebe7bfd6c68f8df10ec5b3c7411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5213" calcext:value-type="float">
            <text:p>37815213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55.864869" calcext:value-type="float">
            <text:p>55.864869</text:p>
          </table:table-cell>
          <table:table-cell office:value-type="currency" office:currency="USD" office:value="55.86" calcext:value-type="currency">
            <text:p>$55.86</text:p>
          </table:table-cell>
          <table:table-cell office:value-type="string" calcext:value-type="string">
            <text:p>USDC(USDC)</text:p>
          </table:table-cell>
          <table:table-cell office:value-type="float" office:value="0.00000585" calcext:value-type="float">
            <text:p>0.00000585</text:p>
          </table:table-cell>
        </table:table-row>
        <table:table-row table:style-name="ro1">
          <table:table-cell office:value-type="string" calcext:value-type="string">
            <text:p>0x08f3e934f91b5381c220ca813d8a333e78159bcbf8d7d9841610758a1e499a8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Handle Ops</text:p>
          </table:table-cell>
          <table:table-cell office:value-type="float" office:value="37815163" calcext:value-type="float">
            <text:p>37815163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1231deb6f5749ef6ce6943a275a1d3e7486f4eae</text:p>
          </table:table-cell>
          <table:table-cell office:value-type="string" calcext:value-type="string">
            <text:p>LI.FI: LiFi Diamond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9.403524" calcext:value-type="float">
            <text:p>9.403524</text:p>
          </table:table-cell>
          <table:table-cell office:value-type="currency" office:currency="USD" office:value="9.4" calcext:value-type="currency">
            <text:p>$9.40</text:p>
          </table:table-cell>
          <table:table-cell office:value-type="string" calcext:value-type="string">
            <text:p>USDC(USDC)</text:p>
          </table:table-cell>
          <table:table-cell office:value-type="float" office:value="0.00000538" calcext:value-type="float">
            <text:p>0.00000538</text:p>
          </table:table-cell>
        </table:table-row>
        <table:table-row table:style-name="ro1">
          <table:table-cell office:value-type="string" calcext:value-type="string">
            <text:p>0x8051a18496a4556095b6a00de666f3734b4be27558140d3126cb05a9542f278e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4997" calcext:value-type="float">
            <text:p>37814997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65.537713" calcext:value-type="float">
            <text:p>65.537713</text:p>
          </table:table-cell>
          <table:table-cell office:value-type="currency" office:currency="USD" office:value="65.53" calcext:value-type="currency">
            <text:p>$65.53</text:p>
          </table:table-cell>
          <table:table-cell office:value-type="string" calcext:value-type="string">
            <text:p>USDC(USDC)</text:p>
          </table:table-cell>
          <table:table-cell office:value-type="float" office:value="0.00009467" calcext:value-type="float">
            <text:p>0.00009467</text:p>
          </table:table-cell>
        </table:table-row>
        <table:table-row table:style-name="ro1">
          <table:table-cell office:value-type="string" calcext:value-type="string">
            <text:p>0xffb15763829b7b2389f7a0bd3cb4d116b170fd30a28d21c53a72965c9111c8aa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4911" calcext:value-type="float">
            <text:p>37814911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57.015925" calcext:value-type="float">
            <text:p>57.015925</text:p>
          </table:table-cell>
          <table:table-cell office:value-type="currency" office:currency="USD" office:value="57.01" calcext:value-type="currency">
            <text:p>$57.01</text:p>
          </table:table-cell>
          <table:table-cell office:value-type="string" calcext:value-type="string">
            <text:p>USDC(USDC)</text:p>
          </table:table-cell>
          <table:table-cell office:value-type="float" office:value="0.00000693" calcext:value-type="float">
            <text:p>0.00000693</text:p>
          </table:table-cell>
        </table:table-row>
        <table:table-row table:style-name="ro1">
          <table:table-cell office:value-type="string" calcext:value-type="string">
            <text:p>0xd992ec26d343f4d5b5484ffc8afef80d04a6322be095865f41545c2d3adb1537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all Diamond With EIP2612Signature</text:p>
          </table:table-cell>
          <table:table-cell office:value-type="float" office:value="37814911" calcext:value-type="float">
            <text:p>37814911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64.333831" calcext:value-type="float">
            <text:p>64.333831</text:p>
          </table:table-cell>
          <table:table-cell office:value-type="currency" office:currency="USD" office:value="64.32" calcext:value-type="currency">
            <text:p>$64.32</text:p>
          </table:table-cell>
          <table:table-cell office:value-type="string" calcext:value-type="string">
            <text:p>USDC(USDC)</text:p>
          </table:table-cell>
          <table:table-cell office:value-type="float" office:value="0.00001707" calcext:value-type="float">
            <text:p>0.00001707</text:p>
          </table:table-cell>
        </table:table-row>
        <table:table-row table:style-name="ro1">
          <table:table-cell office:value-type="string" calcext:value-type="string">
            <text:p>0x6cead7265da90f326b4070346e21cddc460190eeb0288fe3fe41158103cfad2c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4883" calcext:value-type="float">
            <text:p>37814883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2.766228" calcext:value-type="float">
            <text:p>22.766228</text:p>
          </table:table-cell>
          <table:table-cell office:value-type="currency" office:currency="USD" office:value="22.76" calcext:value-type="currency">
            <text:p>$22.76</text:p>
          </table:table-cell>
          <table:table-cell office:value-type="string" calcext:value-type="string">
            <text:p>USDC(USDC)</text:p>
          </table:table-cell>
          <table:table-cell office:value-type="float" office:value="0.00000777" calcext:value-type="float">
            <text:p>0.00000777</text:p>
          </table:table-cell>
        </table:table-row>
        <table:table-row table:style-name="ro1">
          <table:table-cell office:value-type="string" calcext:value-type="string">
            <text:p>0x98ea98426dbe559d9cc9bdea1690822e47e3680b9eacf1d07ec3f4e02691655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4713" calcext:value-type="float">
            <text:p>37814713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798218" calcext:value-type="float">
            <text:p>32.798218</text:p>
          </table:table-cell>
          <table:table-cell office:value-type="currency" office:currency="USD" office:value="32.79" calcext:value-type="currency">
            <text:p>$32.79</text:p>
          </table:table-cell>
          <table:table-cell office:value-type="string" calcext:value-type="string">
            <text:p>USDC(USDC)</text:p>
          </table:table-cell>
          <table:table-cell office:value-type="float" office:value="0.00000262" calcext:value-type="float">
            <text:p>0.00000262</text:p>
          </table:table-cell>
        </table:table-row>
        <table:table-row table:style-name="ro1">
          <table:table-cell office:value-type="string" calcext:value-type="string">
            <text:p>0x5226d54935f42b80e69c01dff2d27b3c46015fc91fe51b9b5c8c2723e6c0eba8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4688" calcext:value-type="float">
            <text:p>37814688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2.402664" calcext:value-type="float">
            <text:p>22.402664</text:p>
          </table:table-cell>
          <table:table-cell office:value-type="currency" office:currency="USD" office:value="22.4" calcext:value-type="currency">
            <text:p>$22.40</text:p>
          </table:table-cell>
          <table:table-cell office:value-type="string" calcext:value-type="string">
            <text:p>USDC(USDC)</text:p>
          </table:table-cell>
          <table:table-cell office:value-type="float" office:value="0.00000765" calcext:value-type="float">
            <text:p>0.00000765</text:p>
          </table:table-cell>
        </table:table-row>
        <table:table-row table:style-name="ro1">
          <table:table-cell office:value-type="string" calcext:value-type="string">
            <text:p>0xc8675446952f1c21d49e8f85831e29d7d726854280f01346b0bf3fe5ccc4c8e6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4538" calcext:value-type="float">
            <text:p>37814538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0.933934" calcext:value-type="float">
            <text:p>10.933934</text:p>
          </table:table-cell>
          <table:table-cell office:value-type="currency" office:currency="USD" office:value="10.93" calcext:value-type="currency">
            <text:p>$10.93</text:p>
          </table:table-cell>
          <table:table-cell office:value-type="string" calcext:value-type="string">
            <text:p>USDC(USDC)</text:p>
          </table:table-cell>
          <table:table-cell office:value-type="float" office:value="0.00000486" calcext:value-type="float">
            <text:p>0.00000486</text:p>
          </table:table-cell>
        </table:table-row>
        <table:table-row table:style-name="ro1">
          <table:table-cell office:value-type="string" calcext:value-type="string">
            <text:p>0xe9b14fa7f6c61e6033206461f81b7ef06fb6b6cfa820b9d4934e0dc43401502f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d4ed377d</text:p>
          </table:table-cell>
          <table:table-cell office:value-type="float" office:value="37814353" calcext:value-type="float">
            <text:p>37814353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19ceead7105607cd444f5ad10dd51356436095a1</text:p>
          </table:table-cell>
          <table:table-cell office:value-type="string" calcext:value-type="string">
            <text:p><text:s/>Odos:Router V2</text:p>
          </table:table-cell>
          <table:table-cell office:value-type="float" office:value="26.493948" calcext:value-type="float">
            <text:p>26.493948</text:p>
          </table:table-cell>
          <table:table-cell office:value-type="currency" office:currency="USD" office:value="26.49" calcext:value-type="currency">
            <text:p>$26.49</text:p>
          </table:table-cell>
          <table:table-cell office:value-type="string" calcext:value-type="string">
            <text:p>USDC(USDC)</text:p>
          </table:table-cell>
          <table:table-cell office:value-type="float" office:value="0.00000723" calcext:value-type="float">
            <text:p>0.00000723</text:p>
          </table:table-cell>
        </table:table-row>
        <table:table-row table:style-name="ro1">
          <table:table-cell office:value-type="string" calcext:value-type="string">
            <text:p>0x37f010d79ee14363a6bed9e47bd6e43990d8d3d60c892bbe4080a5941f69b14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Exit</text:p>
          </table:table-cell>
          <table:table-cell office:value-type="float" office:value="37814049" calcext:value-type="float">
            <text:p>37814049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19ceead7105607cd444f5ad10dd51356436095a1</text:p>
          </table:table-cell>
          <table:table-cell office:value-type="string" calcext:value-type="string">
            <text:p><text:s/>Odos:Router V2</text:p>
          </table:table-cell>
          <table:table-cell office:value-type="float" office:value="1.231265" calcext:value-type="float">
            <text:p>1.231265</text:p>
          </table:table-cell>
          <table:table-cell office:value-type="currency" office:currency="USD" office:value="1.23" calcext:value-type="currency">
            <text:p>$1.23</text:p>
          </table:table-cell>
          <table:table-cell office:value-type="string" calcext:value-type="string">
            <text:p>USDC(USDC)</text:p>
          </table:table-cell>
          <table:table-cell office:value-type="float" office:value="0.0000084" calcext:value-type="float">
            <text:p>0.0000084</text:p>
          </table:table-cell>
        </table:table-row>
        <table:table-row table:style-name="ro1">
          <table:table-cell office:value-type="string" calcext:value-type="string">
            <text:p>0xc20bdf38a23abc10eac645feeb6a94f99c28033e9833de0e7399dc4e6e8b67c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Transact</text:p>
          </table:table-cell>
          <table:table-cell office:value-type="float" office:value="37814038" calcext:value-type="float">
            <text:p>37814038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float" office:value="11.166398" calcext:value-type="float">
            <text:p>11.166398</text:p>
          </table:table-cell>
          <table:table-cell office:value-type="currency" office:currency="USD" office:value="11.16" calcext:value-type="currency">
            <text:p>$11.16</text:p>
          </table:table-cell>
          <table:table-cell office:value-type="string" calcext:value-type="string">
            <text:p>USDC(USDC)</text:p>
          </table:table-cell>
          <table:table-cell office:value-type="float" office:value="0.00001791" calcext:value-type="float">
            <text:p>0.00001791</text:p>
          </table:table-cell>
        </table:table-row>
        <table:table-row table:style-name="ro1">
          <table:table-cell office:value-type="string" calcext:value-type="string">
            <text:p>0x56d316cb28ffe76d8480780ddc291369fe51cb37a72c7679cfee932fd188d1d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3895" calcext:value-type="float">
            <text:p>37813895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54.271267" calcext:value-type="float">
            <text:p>54.271267</text:p>
          </table:table-cell>
          <table:table-cell office:value-type="currency" office:currency="USD" office:value="54.26" calcext:value-type="currency">
            <text:p>$54.26</text:p>
          </table:table-cell>
          <table:table-cell office:value-type="string" calcext:value-type="string">
            <text:p>USDC(USDC)</text:p>
          </table:table-cell>
          <table:table-cell office:value-type="float" office:value="0.00000233" calcext:value-type="float">
            <text:p>0.00000233</text:p>
          </table:table-cell>
        </table:table-row>
        <table:table-row table:style-name="ro1">
          <table:table-cell office:value-type="string" calcext:value-type="string">
            <text:p>0x7d5df535057d7c071770036905f3f5dac4b4f27e5b17b97d7d35315e9b649f37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3776" calcext:value-type="float">
            <text:p>37813776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2.783187" calcext:value-type="float">
            <text:p>12.783187</text:p>
          </table:table-cell>
          <table:table-cell office:value-type="currency" office:currency="USD" office:value="12.78" calcext:value-type="currency">
            <text:p>$12.78</text:p>
          </table:table-cell>
          <table:table-cell office:value-type="string" calcext:value-type="string">
            <text:p>USDC(USDC)</text:p>
          </table:table-cell>
          <table:table-cell office:value-type="float" office:value="0.00003918" calcext:value-type="float">
            <text:p>0.00003918</text:p>
          </table:table-cell>
        </table:table-row>
        <table:table-row table:style-name="ro1">
          <table:table-cell office:value-type="string" calcext:value-type="string">
            <text:p>0x38f0ad92c10c1c5e65fbe69676d68b9bb9308c8048281d82e459427255f70ea9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764" calcext:value-type="float">
            <text:p>37813764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.593065" calcext:value-type="float">
            <text:p>2.593065</text:p>
          </table:table-cell>
          <table:table-cell office:value-type="currency" office:currency="USD" office:value="2.59" calcext:value-type="currency">
            <text:p>$2.59</text:p>
          </table:table-cell>
          <table:table-cell office:value-type="string" calcext:value-type="string">
            <text:p>USDC(USDC)</text:p>
          </table:table-cell>
          <table:table-cell office:value-type="float" office:value="0.00000753" calcext:value-type="float">
            <text:p>0.00000753</text:p>
          </table:table-cell>
        </table:table-row>
        <table:table-row table:style-name="ro1">
          <table:table-cell office:value-type="string" calcext:value-type="string">
            <text:p>0x93dc568b333e2d784ad229798dae781d7af08bb1362e4c86cb3225ca2efb034a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744" calcext:value-type="float">
            <text:p>37813744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7.176252" calcext:value-type="float">
            <text:p>7.176252</text:p>
          </table:table-cell>
          <table:table-cell office:value-type="currency" office:currency="USD" office:value="7.18" calcext:value-type="currency">
            <text:p>$7.18</text:p>
          </table:table-cell>
          <table:table-cell office:value-type="string" calcext:value-type="string">
            <text:p>USDC(USDC)</text:p>
          </table:table-cell>
          <table:table-cell office:value-type="float" office:value="0.00000528" calcext:value-type="float">
            <text:p>0.00000528</text:p>
          </table:table-cell>
        </table:table-row>
        <table:table-row table:style-name="ro1">
          <table:table-cell office:value-type="string" calcext:value-type="string">
            <text:p>0xed8d023d16001621aea489794969a1a2353c4f7cd93fcc7409dd34d949ecd9dd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3738" calcext:value-type="float">
            <text:p>37813738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4.482513" calcext:value-type="float">
            <text:p>14.482513</text:p>
          </table:table-cell>
          <table:table-cell office:value-type="currency" office:currency="USD" office:value="14.48" calcext:value-type="currency">
            <text:p>$14.48</text:p>
          </table:table-cell>
          <table:table-cell office:value-type="string" calcext:value-type="string">
            <text:p>USDC(USDC)</text:p>
          </table:table-cell>
          <table:table-cell office:value-type="float" office:value="0.00006987" calcext:value-type="float">
            <text:p>0.00006987</text:p>
          </table:table-cell>
        </table:table-row>
        <table:table-row table:style-name="ro1">
          <table:table-cell office:value-type="string" calcext:value-type="string">
            <text:p>0xf2be55355962ddd5a4527aee1d5f85134e661c1fc31466f47b78dadcdcaa6018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724" calcext:value-type="float">
            <text:p>37813724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4.464162" calcext:value-type="float">
            <text:p>14.464162</text:p>
          </table:table-cell>
          <table:table-cell office:value-type="currency" office:currency="USD" office:value="14.46" calcext:value-type="currency">
            <text:p>$14.46</text:p>
          </table:table-cell>
          <table:table-cell office:value-type="string" calcext:value-type="string">
            <text:p>USDC(USDC)</text:p>
          </table:table-cell>
          <table:table-cell office:value-type="float" office:value="0.00000373" calcext:value-type="float">
            <text:p>0.00000373</text:p>
          </table:table-cell>
        </table:table-row>
        <table:table-row table:style-name="ro1">
          <table:table-cell office:value-type="string" calcext:value-type="string">
            <text:p>0xbeb378505e83808ee4733525b877ffeea11c5e3acc47ffdfa69e228e12cf95b7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3722" calcext:value-type="float">
            <text:p>37813722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27.516806" calcext:value-type="float">
            <text:p>27.516806</text:p>
          </table:table-cell>
          <table:table-cell office:value-type="currency" office:currency="USD" office:value="27.51" calcext:value-type="currency">
            <text:p>$27.51</text:p>
          </table:table-cell>
          <table:table-cell office:value-type="string" calcext:value-type="string">
            <text:p>USDC(USDC)</text:p>
          </table:table-cell>
          <table:table-cell office:value-type="float" office:value="0.00003996" calcext:value-type="float">
            <text:p>0.00003996</text:p>
          </table:table-cell>
        </table:table-row>
        <table:table-row table:style-name="ro1">
          <table:table-cell office:value-type="string" calcext:value-type="string">
            <text:p>0xea3f803979640a82d4459c2831af201fe89e71affa83914e2c8d27e0ae20029c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717" calcext:value-type="float">
            <text:p>37813717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6.440894" calcext:value-type="float">
            <text:p>26.440894</text:p>
          </table:table-cell>
          <table:table-cell office:value-type="currency" office:currency="USD" office:value="26.44" calcext:value-type="currency">
            <text:p>$26.44</text:p>
          </table:table-cell>
          <table:table-cell office:value-type="string" calcext:value-type="string">
            <text:p>USDC(USDC)</text:p>
          </table:table-cell>
          <table:table-cell office:value-type="float" office:value="0.00000634" calcext:value-type="float">
            <text:p>0.00000634</text:p>
          </table:table-cell>
        </table:table-row>
        <table:table-row table:style-name="ro1">
          <table:table-cell office:value-type="string" calcext:value-type="string">
            <text:p>0x6b192ad10d231e6a079b843d9f705571c9c252f96ba26b3154a555858b09226c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3703" calcext:value-type="float">
            <text:p>37813703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34.65391" calcext:value-type="float">
            <text:p>34.65391</text:p>
          </table:table-cell>
          <table:table-cell office:value-type="currency" office:currency="USD" office:value="34.65" calcext:value-type="currency">
            <text:p>$34.65</text:p>
          </table:table-cell>
          <table:table-cell office:value-type="string" calcext:value-type="string">
            <text:p>USDC(USDC)</text:p>
          </table:table-cell>
          <table:table-cell office:value-type="float" office:value="0.00002705" calcext:value-type="float">
            <text:p>0.00002705</text:p>
          </table:table-cell>
        </table:table-row>
        <table:table-row table:style-name="ro1">
          <table:table-cell office:value-type="string" calcext:value-type="string">
            <text:p>0x9666a9af1ebbb5c7e76e9335cf6dfed52b041d726ac7ac8039f06a249d6de214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Handle Ops</text:p>
          </table:table-cell>
          <table:table-cell office:value-type="float" office:value="37813698" calcext:value-type="float">
            <text:p>37813698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238a358808379702088667322f80aC48bAd5e6c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.404613" calcext:value-type="float">
            <text:p>1.404613</text:p>
          </table:table-cell>
          <table:table-cell office:value-type="currency" office:currency="USD" office:value="1.4" calcext:value-type="currency">
            <text:p>$1.40</text:p>
          </table:table-cell>
          <table:table-cell office:value-type="string" calcext:value-type="string">
            <text:p>USDC(USDC)</text:p>
          </table:table-cell>
          <table:table-cell office:value-type="float" office:value="0.00000701" calcext:value-type="float">
            <text:p>0.00000701</text:p>
          </table:table-cell>
        </table:table-row>
        <table:table-row table:style-name="ro1">
          <table:table-cell office:value-type="string" calcext:value-type="string">
            <text:p>0x32938d44dc41ae1e3b2fa8995d576903128b87c2a42264e3c18275294b2292f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3688" calcext:value-type="float">
            <text:p>37813688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796564" calcext:value-type="float">
            <text:p>32.796564</text:p>
          </table:table-cell>
          <table:table-cell office:value-type="currency" office:currency="USD" office:value="32.79" calcext:value-type="currency">
            <text:p>$32.79</text:p>
          </table:table-cell>
          <table:table-cell office:value-type="string" calcext:value-type="string">
            <text:p>USDC(USDC)</text:p>
          </table:table-cell>
          <table:table-cell office:value-type="float" office:value="0.0000023" calcext:value-type="float">
            <text:p>0.0000023</text:p>
          </table:table-cell>
        </table:table-row>
        <table:table-row table:style-name="ro1">
          <table:table-cell office:value-type="string" calcext:value-type="string">
            <text:p>0x267f9c900cb8205163a75b5e164a546b63773cd4d286525fc3e18f5d9bcfa1c6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669" calcext:value-type="float">
            <text:p>37813669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4.247557" calcext:value-type="float">
            <text:p>4.247557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string" calcext:value-type="string">
            <text:p>USDC(USDC)</text:p>
          </table:table-cell>
          <table:table-cell office:value-type="float" office:value="0.00000527" calcext:value-type="float">
            <text:p>0.00000527</text:p>
          </table:table-cell>
        </table:table-row>
        <table:table-row table:style-name="ro1">
          <table:table-cell office:value-type="string" calcext:value-type="string">
            <text:p>0x377282c77640ddb54429e5cc7eece009abdbad757770691f75374836d5050b0a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3649" calcext:value-type="float">
            <text:p>37813649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29.029846" calcext:value-type="float">
            <text:p>29.029846</text:p>
          </table:table-cell>
          <table:table-cell office:value-type="currency" office:currency="USD" office:value="29.03" calcext:value-type="currency">
            <text:p>$29.03</text:p>
          </table:table-cell>
          <table:table-cell office:value-type="string" calcext:value-type="string">
            <text:p>USDC(USDC)</text:p>
          </table:table-cell>
          <table:table-cell office:value-type="float" office:value="0.00002978" calcext:value-type="float">
            <text:p>0.00002978</text:p>
          </table:table-cell>
        </table:table-row>
        <table:table-row table:style-name="ro1">
          <table:table-cell office:value-type="string" calcext:value-type="string">
            <text:p>0x9910ff404c3f883a6ac100fb08d3249e647becfeb81150450c2dcd8c2c6036e4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And Start Bridge Tokens Via Gas Zip</text:p>
          </table:table-cell>
          <table:table-cell office:value-type="float" office:value="37813609" calcext:value-type="float">
            <text:p>37813609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1231deb6f5749ef6ce6943a275a1d3e7486f4eae</text:p>
          </table:table-cell>
          <table:table-cell office:value-type="string" calcext:value-type="string">
            <text:p>LI.FI: LiFi Diamond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4.342865" calcext:value-type="float">
            <text:p>14.342865</text:p>
          </table:table-cell>
          <table:table-cell office:value-type="currency" office:currency="USD" office:value="14.34" calcext:value-type="currency">
            <text:p>$14.34</text:p>
          </table:table-cell>
          <table:table-cell office:value-type="string" calcext:value-type="string">
            <text:p>USDC(USDC)</text:p>
          </table:table-cell>
          <table:table-cell office:value-type="float" office:value="0.00000329" calcext:value-type="float">
            <text:p>0.00000329</text:p>
          </table:table-cell>
        </table:table-row>
        <table:table-row table:style-name="ro1">
          <table:table-cell office:value-type="string" calcext:value-type="string">
            <text:p>0x86eda6646863a1c993bce423bff8f5e583aabbdfcc499b92ba02b4eea4ab163d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598" calcext:value-type="float">
            <text:p>37813598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30.701642" calcext:value-type="float">
            <text:p>30.701642</text:p>
          </table:table-cell>
          <table:table-cell office:value-type="currency" office:currency="USD" office:value="30.7" calcext:value-type="currency">
            <text:p>$30.70</text:p>
          </table:table-cell>
          <table:table-cell office:value-type="string" calcext:value-type="string">
            <text:p>USDC(USDC)</text:p>
          </table:table-cell>
          <table:table-cell office:value-type="float" office:value="0.0000032" calcext:value-type="float">
            <text:p>0.0000032</text:p>
          </table:table-cell>
        </table:table-row>
        <table:table-row table:style-name="ro1">
          <table:table-cell office:value-type="string" calcext:value-type="string">
            <text:p>0x9f31c2e9bd5f8e4662a81d4656e783d7e53ffa9dd43edec8fb2e66464a9772a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all Diamond With EIP2612Signature</text:p>
          </table:table-cell>
          <table:table-cell office:value-type="float" office:value="37813597" calcext:value-type="float">
            <text:p>37813597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1231deb6f5749ef6ce6943a275a1d3e7486f4eae</text:p>
          </table:table-cell>
          <table:table-cell office:value-type="string" calcext:value-type="string">
            <text:p>LI.FI: LiFi Diamond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3" calcext:value-type="currency">
            <text:p>$13.00</text:p>
          </table:table-cell>
          <table:table-cell office:value-type="string" calcext:value-type="string">
            <text:p>USDC(USDC)</text:p>
          </table:table-cell>
          <table:table-cell office:value-type="float" office:value="0.00000328" calcext:value-type="float">
            <text:p>0.00000328</text:p>
          </table:table-cell>
        </table:table-row>
        <table:table-row table:style-name="ro1">
          <table:table-cell office:value-type="string" calcext:value-type="string">
            <text:p>0x9c0ada877212dc659cdeed4c61530785d0d6ee4ef990c6da9116f876b6fe073f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591" calcext:value-type="float">
            <text:p>37813591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7.233763" calcext:value-type="float">
            <text:p>7.233763</text:p>
          </table:table-cell>
          <table:table-cell office:value-type="currency" office:currency="USD" office:value="7.23" calcext:value-type="currency">
            <text:p>$7.23</text:p>
          </table:table-cell>
          <table:table-cell office:value-type="string" calcext:value-type="string">
            <text:p>USDC(USDC)</text:p>
          </table:table-cell>
          <table:table-cell office:value-type="float" office:value="0.00000594" calcext:value-type="float">
            <text:p>0.00000594</text:p>
          </table:table-cell>
        </table:table-row>
        <table:table-row table:style-name="ro1">
          <table:table-cell office:value-type="string" calcext:value-type="string">
            <text:p>0x201fe214317613ca816f5441d3a5d1b52b2987b233e807ee43acbc73e1cdf5e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Compact</text:p>
          </table:table-cell>
          <table:table-cell office:value-type="float" office:value="37813565" calcext:value-type="float">
            <text:p>37813565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a03B505535634945a7280f6F313b2A8e3251973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2.067801" calcext:value-type="float">
            <text:p>12.067801</text:p>
          </table:table-cell>
          <table:table-cell office:value-type="currency" office:currency="USD" office:value="12.07" calcext:value-type="currency">
            <text:p>$12.07</text:p>
          </table:table-cell>
          <table:table-cell office:value-type="string" calcext:value-type="string">
            <text:p>USDC(USDC)</text:p>
          </table:table-cell>
          <table:table-cell office:value-type="float" office:value="0.00000214" calcext:value-type="float">
            <text:p>0.00000214</text:p>
          </table:table-cell>
        </table:table-row>
        <table:table-row table:style-name="ro1">
          <table:table-cell office:value-type="string" calcext:value-type="string">
            <text:p>0xae44c45787e5f494da0bb0e352b19b022744fd0bf02a642f6a9b49886a3525b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3545" calcext:value-type="float">
            <text:p>37813545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27.056782" calcext:value-type="float">
            <text:p>27.056782</text:p>
          </table:table-cell>
          <table:table-cell office:value-type="currency" office:currency="USD" office:value="27.05" calcext:value-type="currency">
            <text:p>$27.05</text:p>
          </table:table-cell>
          <table:table-cell office:value-type="string" calcext:value-type="string">
            <text:p>USDC(USDC)</text:p>
          </table:table-cell>
          <table:table-cell office:value-type="float" office:value="0.00000395" calcext:value-type="float">
            <text:p>0.00000395</text:p>
          </table:table-cell>
        </table:table-row>
        <table:table-row table:style-name="ro1">
          <table:table-cell office:value-type="string" calcext:value-type="string">
            <text:p>0xad6f93d3abb92d726e75eaa12e498f2cdcdaff6b352c9e49ccb1d77b4465b503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3544" calcext:value-type="float">
            <text:p>37813544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08.12572" calcext:value-type="float">
            <text:p>108.12572</text:p>
          </table:table-cell>
          <table:table-cell office:value-type="currency" office:currency="USD" office:value="108.11" calcext:value-type="currency">
            <text:p>$108.11</text:p>
          </table:table-cell>
          <table:table-cell office:value-type="string" calcext:value-type="string">
            <text:p>USDC(USDC)</text:p>
          </table:table-cell>
          <table:table-cell office:value-type="float" office:value="0.00003867" calcext:value-type="float">
            <text:p>0.00003867</text:p>
          </table:table-cell>
        </table:table-row>
        <table:table-row table:style-name="ro1">
          <table:table-cell office:value-type="string" calcext:value-type="string">
            <text:p>0xa779c680c4ba27470083f59449739162669e0f8e3a50ec76e08502f559c59de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3463" calcext:value-type="float">
            <text:p>37813463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65.573402" calcext:value-type="float">
            <text:p>65.573402</text:p>
          </table:table-cell>
          <table:table-cell office:value-type="currency" office:currency="USD" office:value="65.56" calcext:value-type="currency">
            <text:p>$65.56</text:p>
          </table:table-cell>
          <table:table-cell office:value-type="string" calcext:value-type="string">
            <text:p>USDC(USDC)</text:p>
          </table:table-cell>
          <table:table-cell office:value-type="float" office:value="0.00000377" calcext:value-type="float">
            <text:p>0.00000377</text:p>
          </table:table-cell>
        </table:table-row>
        <table:table-row table:style-name="ro1">
          <table:table-cell office:value-type="string" calcext:value-type="string">
            <text:p>0x6b4c0c6ad7b491adb70df6ed6816837a8462015e95492ff56b401fc66a070fa4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Compact</text:p>
          </table:table-cell>
          <table:table-cell office:value-type="float" office:value="37813461" calcext:value-type="float">
            <text:p>37813461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29.203617" calcext:value-type="float">
            <text:p>29.203617</text:p>
          </table:table-cell>
          <table:table-cell office:value-type="currency" office:currency="USD" office:value="29.2" calcext:value-type="currency">
            <text:p>$29.20</text:p>
          </table:table-cell>
          <table:table-cell office:value-type="string" calcext:value-type="string">
            <text:p>USDC(USDC)</text:p>
          </table:table-cell>
          <table:table-cell office:value-type="float" office:value="0.00000494" calcext:value-type="float">
            <text:p>0.00000494</text:p>
          </table:table-cell>
        </table:table-row>
        <table:table-row table:style-name="ro1">
          <table:table-cell office:value-type="string" calcext:value-type="string">
            <text:p>0x0603767f4ffbe7b85990016c035d7847adecb47ccc69cf5b310ef8c1a6242e8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ompound For</text:p>
          </table:table-cell>
          <table:table-cell office:value-type="float" office:value="37813459" calcext:value-type="float">
            <text:p>37813459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3CeA080D303bD105c48cA4C24D8426da99f755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2.429795" calcext:value-type="float">
            <text:p>2.429795</text:p>
          </table:table-cell>
          <table:table-cell office:value-type="currency" office:currency="USD" office:value="2.43" calcext:value-type="currency">
            <text:p>$2.43</text:p>
          </table:table-cell>
          <table:table-cell office:value-type="string" calcext:value-type="string">
            <text:p>USDC(USDC)</text:p>
          </table:table-cell>
          <table:table-cell office:value-type="float" office:value="0.00001817" calcext:value-type="float">
            <text:p>0.00001817</text:p>
          </table:table-cell>
        </table:table-row>
        <table:table-row table:style-name="ro1">
          <table:table-cell office:value-type="string" calcext:value-type="string">
            <text:p>0x9147a0782f7d0144760c2e40539556760e541082ecf5eda364ebf48cc95e2eb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Tokens Multiple V3ERC20To ERC20</text:p>
          </table:table-cell>
          <table:table-cell office:value-type="float" office:value="37813458" calcext:value-type="float">
            <text:p>37813458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1231deb6f5749ef6ce6943a275a1d3e7486f4eae</text:p>
          </table:table-cell>
          <table:table-cell office:value-type="string" calcext:value-type="string">
            <text:p>LI.FI: LiFi Diamond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22.035515" calcext:value-type="float">
            <text:p>22.035515</text:p>
          </table:table-cell>
          <table:table-cell office:value-type="currency" office:currency="USD" office:value="22.03" calcext:value-type="currency">
            <text:p>$22.03</text:p>
          </table:table-cell>
          <table:table-cell office:value-type="string" calcext:value-type="string">
            <text:p>USDC(USDC)</text:p>
          </table:table-cell>
          <table:table-cell office:value-type="float" office:value="0.00000527" calcext:value-type="float">
            <text:p>0.00000527</text:p>
          </table:table-cell>
        </table:table-row>
        <table:table-row table:style-name="ro1">
          <table:table-cell office:value-type="string" calcext:value-type="string">
            <text:p>0x2412de4faa1418b063e29efd676907ab101e4671c22a4269c68511515e5ac54a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3454" calcext:value-type="float">
            <text:p>37813454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65.593768" calcext:value-type="float">
            <text:p>65.593768</text:p>
          </table:table-cell>
          <table:table-cell office:value-type="currency" office:currency="USD" office:value="65.58" calcext:value-type="currency">
            <text:p>$65.58</text:p>
          </table:table-cell>
          <table:table-cell office:value-type="string" calcext:value-type="string">
            <text:p>USDC(USDC)</text:p>
          </table:table-cell>
          <table:table-cell office:value-type="float" office:value="0.00000252" calcext:value-type="float">
            <text:p>0.00000252</text:p>
          </table:table-cell>
        </table:table-row>
        <table:table-row table:style-name="ro1">
          <table:table-cell office:value-type="string" calcext:value-type="string">
            <text:p>0xf96c54d5c23133a331a3e35f686e11c9187922fac29f5eace731705e09e6dfa7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Move</text:p>
          </table:table-cell>
          <table:table-cell office:value-type="float" office:value="37813442" calcext:value-type="float">
            <text:p>37813442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f37a9d177470499a2dd084621020b023fcffc1f</text:p>
          </table:table-cell>
          <table:table-cell office:value-type="string" calcext:value-type="string">
            <text:p><text:s/>Curve: Router</text:p>
          </table:table-cell>
          <table:table-cell office:value-type="float" office:value="7.766823" calcext:value-type="float">
            <text:p>7.766823</text:p>
          </table:table-cell>
          <table:table-cell office:value-type="currency" office:currency="USD" office:value="7.77" calcext:value-type="currency">
            <text:p>$7.77</text:p>
          </table:table-cell>
          <table:table-cell office:value-type="string" calcext:value-type="string">
            <text:p>USDC(USDC)</text:p>
          </table:table-cell>
          <table:table-cell office:value-type="float" office:value="0.00001186" calcext:value-type="float">
            <text:p>0.00001186</text:p>
          </table:table-cell>
        </table:table-row>
        <table:table-row table:style-name="ro1">
          <table:table-cell office:value-type="string" calcext:value-type="string">
            <text:p>0x753071d97f50910e3ea3771f8129495b3c55a19b74a8126e2c6bb835bb52a3e0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414" calcext:value-type="float">
            <text:p>37813414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9.780241" calcext:value-type="float">
            <text:p>29.780241</text:p>
          </table:table-cell>
          <table:table-cell office:value-type="currency" office:currency="USD" office:value="29.78" calcext:value-type="currency">
            <text:p>$29.78</text:p>
          </table:table-cell>
          <table:table-cell office:value-type="string" calcext:value-type="string">
            <text:p>USDC(USDC)</text:p>
          </table:table-cell>
          <table:table-cell office:value-type="float" office:value="0.00000347" calcext:value-type="float">
            <text:p>0.00000347</text:p>
          </table:table-cell>
        </table:table-row>
        <table:table-row table:style-name="ro1">
          <table:table-cell office:value-type="string" calcext:value-type="string">
            <text:p>0x49f7a62c431ab7b7c007e7fc700af754dca96388b3cfc9437877aef7c03d8dfc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3412" calcext:value-type="float">
            <text:p>37813412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9.23392" calcext:value-type="float">
            <text:p>19.23392</text:p>
          </table:table-cell>
          <table:table-cell office:value-type="currency" office:currency="USD" office:value="19.23" calcext:value-type="currency">
            <text:p>$19.23</text:p>
          </table:table-cell>
          <table:table-cell office:value-type="string" calcext:value-type="string">
            <text:p>USDC(USDC)</text:p>
          </table:table-cell>
          <table:table-cell office:value-type="float" office:value="0.00002837" calcext:value-type="float">
            <text:p>0.00002837</text:p>
          </table:table-cell>
        </table:table-row>
        <table:table-row table:style-name="ro1">
          <table:table-cell office:value-type="string" calcext:value-type="string">
            <text:p>0x48186a4426cadda21bffc625f9b236b819f65d24b1fd0518958c386da62cae6b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Transact</text:p>
          </table:table-cell>
          <table:table-cell office:value-type="float" office:value="37813411" calcext:value-type="float">
            <text:p>37813411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2277618D1b43BAd74941a0f63Dfbba8D89051b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2.290316" calcext:value-type="float">
            <text:p>2.290316</text:p>
          </table:table-cell>
          <table:table-cell office:value-type="currency" office:currency="USD" office:value="2.29" calcext:value-type="currency">
            <text:p>$2.29</text:p>
          </table:table-cell>
          <table:table-cell office:value-type="string" calcext:value-type="string">
            <text:p>USDC(USDC)</text:p>
          </table:table-cell>
          <table:table-cell office:value-type="float" office:value="0.00000654" calcext:value-type="float">
            <text:p>0.00000654</text:p>
          </table:table-cell>
        </table:table-row>
        <table:table-row table:style-name="ro1">
          <table:table-cell office:value-type="string" calcext:value-type="string">
            <text:p>0x2ba34f4018aac4ec659ff30c34d57ae92f56e86d7b432a44ea0b8d44a10a809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And Start Bridge Tokens Via Gas Zip</text:p>
          </table:table-cell>
          <table:table-cell office:value-type="float" office:value="37813396" calcext:value-type="float">
            <text:p>37813396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1231deb6f5749ef6ce6943a275a1d3e7486f4eae</text:p>
          </table:table-cell>
          <table:table-cell office:value-type="string" calcext:value-type="string">
            <text:p>LI.FI: LiFi Diamond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3.631969" calcext:value-type="float">
            <text:p>13.631969</text:p>
          </table:table-cell>
          <table:table-cell office:value-type="currency" office:currency="USD" office:value="13.63" calcext:value-type="currency">
            <text:p>$13.63</text:p>
          </table:table-cell>
          <table:table-cell office:value-type="string" calcext:value-type="string">
            <text:p>USDC(USDC)</text:p>
          </table:table-cell>
          <table:table-cell office:value-type="float" office:value="0.00000318" calcext:value-type="float">
            <text:p>0.00000318</text:p>
          </table:table-cell>
        </table:table-row>
        <table:table-row table:style-name="ro1">
          <table:table-cell office:value-type="string" calcext:value-type="string">
            <text:p>0x91d9ff3d3ffdeca70dfa126b9f3b5b9dd813a123091d949449f38c69d6dc0aaf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Compact</text:p>
          </table:table-cell>
          <table:table-cell office:value-type="float" office:value="37813375" calcext:value-type="float">
            <text:p>37813375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4366a88ed2ec920aaba5a8ae58681369080294cb</text:p>
          </table:table-cell>
          <table:table-cell office:value-type="string" calcext:value-type="string">
            <text:p>arthur-sheppard.base.eth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0.332486" calcext:value-type="float">
            <text:p>0.332486</text:p>
          </table:table-cell>
          <table:table-cell office:value-type="currency" office:currency="USD" office:value="0.33" calcext:value-type="currency">
            <text:p>$0.33</text:p>
          </table:table-cell>
          <table:table-cell office:value-type="string" calcext:value-type="string">
            <text:p>USDC(USDC)</text:p>
          </table:table-cell>
          <table:table-cell office:value-type="float" office:value="0.00000234" calcext:value-type="float">
            <text:p>0.00000234</text:p>
          </table:table-cell>
        </table:table-row>
        <table:table-row table:style-name="ro1">
          <table:table-cell office:value-type="string" calcext:value-type="string">
            <text:p>0xb6278a59eeb9141c0f21861025d99f2288544f842834465dedf54391d753e549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370" calcext:value-type="float">
            <text:p>37813370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9.317089" calcext:value-type="float">
            <text:p>29.317089</text:p>
          </table:table-cell>
          <table:table-cell office:value-type="currency" office:currency="USD" office:value="29.31" calcext:value-type="currency">
            <text:p>$29.31</text:p>
          </table:table-cell>
          <table:table-cell office:value-type="string" calcext:value-type="string">
            <text:p>USDC(USDC)</text:p>
          </table:table-cell>
          <table:table-cell office:value-type="float" office:value="0.00000626" calcext:value-type="float">
            <text:p>0.00000626</text:p>
          </table:table-cell>
        </table:table-row>
        <table:table-row table:style-name="ro1">
          <table:table-cell office:value-type="string" calcext:value-type="string">
            <text:p>0x1fc638a9926edf32ef0b924441d115a541a228d2bf691bb0ba45002fe84063da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3369" calcext:value-type="float">
            <text:p>37813369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55.256641" calcext:value-type="float">
            <text:p>55.256641</text:p>
          </table:table-cell>
          <table:table-cell office:value-type="currency" office:currency="USD" office:value="55.25" calcext:value-type="currency">
            <text:p>$55.25</text:p>
          </table:table-cell>
          <table:table-cell office:value-type="string" calcext:value-type="string">
            <text:p>USDC(USDC)</text:p>
          </table:table-cell>
          <table:table-cell office:value-type="float" office:value="0.00001911" calcext:value-type="float">
            <text:p>0.00001911</text:p>
          </table:table-cell>
        </table:table-row>
        <table:table-row table:style-name="ro1">
          <table:table-cell office:value-type="string" calcext:value-type="string">
            <text:p>0xeeea596d0f9193b0f57e376679291a7ea900371658a3029075c53cc2b490a9a1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3356" calcext:value-type="float">
            <text:p>37813356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54.099838" calcext:value-type="float">
            <text:p>54.099838</text:p>
          </table:table-cell>
          <table:table-cell office:value-type="currency" office:currency="USD" office:value="54.09" calcext:value-type="currency">
            <text:p>$54.09</text:p>
          </table:table-cell>
          <table:table-cell office:value-type="string" calcext:value-type="string">
            <text:p>USDC(USDC)</text:p>
          </table:table-cell>
          <table:table-cell office:value-type="float" office:value="0.00000242" calcext:value-type="float">
            <text:p>0.00000242</text:p>
          </table:table-cell>
        </table:table-row>
        <table:table-row table:style-name="ro1">
          <table:table-cell office:value-type="string" calcext:value-type="string">
            <text:p>0x5c20e4302cfb80ab062adef9ed0c131bce547b094c10975c56396948de17ed21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Tokens Multiple V3ERC20To Native</text:p>
          </table:table-cell>
          <table:table-cell office:value-type="float" office:value="37813355" calcext:value-type="float">
            <text:p>37813355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1231deb6f5749ef6ce6943a275a1d3e7486f4eae</text:p>
          </table:table-cell>
          <table:table-cell office:value-type="string" calcext:value-type="string">
            <text:p>LI.FI: LiFi Diamond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62.727639" calcext:value-type="float">
            <text:p>62.727639</text:p>
          </table:table-cell>
          <table:table-cell office:value-type="currency" office:currency="USD" office:value="62.72" calcext:value-type="currency">
            <text:p>$62.72</text:p>
          </table:table-cell>
          <table:table-cell office:value-type="string" calcext:value-type="string">
            <text:p>USDC(USDC)</text:p>
          </table:table-cell>
          <table:table-cell office:value-type="float" office:value="0.00000545" calcext:value-type="float">
            <text:p>0.00000545</text:p>
          </table:table-cell>
        </table:table-row>
        <table:table-row table:style-name="ro1">
          <table:table-cell office:value-type="string" calcext:value-type="string">
            <text:p>0x7d2f550ea711e13acbe8e8b40a8ff20523639dc1ee49f6bdf4eb02d63b6856ff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333" calcext:value-type="float">
            <text:p>37813333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57.927146" calcext:value-type="float">
            <text:p>57.927146</text:p>
          </table:table-cell>
          <table:table-cell office:value-type="currency" office:currency="USD" office:value="57.92" calcext:value-type="currency">
            <text:p>$57.92</text:p>
          </table:table-cell>
          <table:table-cell office:value-type="string" calcext:value-type="string">
            <text:p>USDC(USDC)</text:p>
          </table:table-cell>
          <table:table-cell office:value-type="float" office:value="0.00000535" calcext:value-type="float">
            <text:p>0.00000535</text:p>
          </table:table-cell>
        </table:table-row>
        <table:table-row table:style-name="ro1">
          <table:table-cell office:value-type="string" calcext:value-type="string">
            <text:p>0x1587fc4bdf07f8f0f2b8e82599003cac2cfe8263e61909de6b4de3f3476faab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Compact</text:p>
          </table:table-cell>
          <table:table-cell office:value-type="float" office:value="37813322" calcext:value-type="float">
            <text:p>37813322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238a358808379702088667322f80aC48bAd5e6c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6.866484" calcext:value-type="float">
            <text:p>16.866484</text:p>
          </table:table-cell>
          <table:table-cell office:value-type="currency" office:currency="USD" office:value="16.86" calcext:value-type="currency">
            <text:p>$16.86</text:p>
          </table:table-cell>
          <table:table-cell office:value-type="string" calcext:value-type="string">
            <text:p>USDC(USDC)</text:p>
          </table:table-cell>
          <table:table-cell office:value-type="float" office:value="0.00000335" calcext:value-type="float">
            <text:p>0.00000335</text:p>
          </table:table-cell>
        </table:table-row>
        <table:table-row table:style-name="ro1">
          <table:table-cell office:value-type="string" calcext:value-type="string">
            <text:p>0xedd534ed2ba080e7edda79e1972d61551bab5af8b921388c13454d79a2f76ab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ompound For</text:p>
          </table:table-cell>
          <table:table-cell office:value-type="float" office:value="37813312" calcext:value-type="float">
            <text:p>37813312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29a857629E58C531f351Bb7fbd86aa46Ef6aF0B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2.592765" calcext:value-type="float">
            <text:p>2.592765</text:p>
          </table:table-cell>
          <table:table-cell office:value-type="currency" office:currency="USD" office:value="2.59" calcext:value-type="currency">
            <text:p>$2.59</text:p>
          </table:table-cell>
          <table:table-cell office:value-type="string" calcext:value-type="string">
            <text:p>USDC(USDC)</text:p>
          </table:table-cell>
          <table:table-cell office:value-type="float" office:value="0.00001254" calcext:value-type="float">
            <text:p>0.00001254</text:p>
          </table:table-cell>
        </table:table-row>
        <table:table-row table:style-name="ro1">
          <table:table-cell office:value-type="string" calcext:value-type="string">
            <text:p>0x021f2c6aa9a285de8bb0c0532bbf902b0e487faf0cc48a838f70cda475460a6d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292" calcext:value-type="float">
            <text:p>37813292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8.441823" calcext:value-type="float">
            <text:p>18.441823</text:p>
          </table:table-cell>
          <table:table-cell office:value-type="currency" office:currency="USD" office:value="18.44" calcext:value-type="currency">
            <text:p>$18.44</text:p>
          </table:table-cell>
          <table:table-cell office:value-type="string" calcext:value-type="string">
            <text:p>USDC(USDC)</text:p>
          </table:table-cell>
          <table:table-cell office:value-type="float" office:value="0.0000065" calcext:value-type="float">
            <text:p>0.0000065</text:p>
          </table:table-cell>
        </table:table-row>
        <table:table-row table:style-name="ro1">
          <table:table-cell office:value-type="string" calcext:value-type="string">
            <text:p>0x7aadc66cee2fdd89aa5b0776b7a326b5ece4814d83aa93324a54859b55ba0e71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286" calcext:value-type="float">
            <text:p>37813286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2.901782" calcext:value-type="float">
            <text:p>12.901782</text:p>
          </table:table-cell>
          <table:table-cell office:value-type="currency" office:currency="USD" office:value="12.9" calcext:value-type="currency">
            <text:p>$12.90</text:p>
          </table:table-cell>
          <table:table-cell office:value-type="string" calcext:value-type="string">
            <text:p>USDC(USDC)</text:p>
          </table:table-cell>
          <table:table-cell office:value-type="float" office:value="0.00000743" calcext:value-type="float">
            <text:p>0.00000743</text:p>
          </table:table-cell>
        </table:table-row>
        <table:table-row table:style-name="ro1">
          <table:table-cell office:value-type="string" calcext:value-type="string">
            <text:p>0x3bb9aca42a41006df0bae7853da4cc453e90d83e98bccdb9bde93dab8f71e0e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all Diamond With EIP2612Signature</text:p>
          </table:table-cell>
          <table:table-cell office:value-type="float" office:value="37813254" calcext:value-type="float">
            <text:p>37813254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44.77451" calcext:value-type="float">
            <text:p>44.77451</text:p>
          </table:table-cell>
          <table:table-cell office:value-type="currency" office:currency="USD" office:value="44.77" calcext:value-type="currency">
            <text:p>$44.77</text:p>
          </table:table-cell>
          <table:table-cell office:value-type="string" calcext:value-type="string">
            <text:p>USDC(USDC)</text:p>
          </table:table-cell>
          <table:table-cell office:value-type="float" office:value="0.00002279" calcext:value-type="float">
            <text:p>0.00002279</text:p>
          </table:table-cell>
        </table:table-row>
        <table:table-row table:style-name="ro1">
          <table:table-cell office:value-type="string" calcext:value-type="string">
            <text:p>0x1545f00862866e8feb9d6a32c1635f7a4299e151407458face649693e10414c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3243" calcext:value-type="float">
            <text:p>37813243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65.596493" calcext:value-type="float">
            <text:p>65.596493</text:p>
          </table:table-cell>
          <table:table-cell office:value-type="currency" office:currency="USD" office:value="65.59" calcext:value-type="currency">
            <text:p>$65.59</text:p>
          </table:table-cell>
          <table:table-cell office:value-type="string" calcext:value-type="string">
            <text:p>USDC(USDC)</text:p>
          </table:table-cell>
          <table:table-cell office:value-type="float" office:value="0.00000292" calcext:value-type="float">
            <text:p>0.00000292</text:p>
          </table:table-cell>
        </table:table-row>
        <table:table-row table:style-name="ro1">
          <table:table-cell office:value-type="string" calcext:value-type="string">
            <text:p>0xc6cd476fffe07e843fd024f3f92d6955bc585f5e64dced6eea1e6577611a6854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3242" calcext:value-type="float">
            <text:p>37813242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52.788025" calcext:value-type="float">
            <text:p>52.788025</text:p>
          </table:table-cell>
          <table:table-cell office:value-type="currency" office:currency="USD" office:value="52.78" calcext:value-type="currency">
            <text:p>$52.78</text:p>
          </table:table-cell>
          <table:table-cell office:value-type="string" calcext:value-type="string">
            <text:p>USDC(USDC)</text:p>
          </table:table-cell>
          <table:table-cell office:value-type="float" office:value="0.00002772" calcext:value-type="float">
            <text:p>0.00002772</text:p>
          </table:table-cell>
        </table:table-row>
        <table:table-row table:style-name="ro1">
          <table:table-cell office:value-type="string" calcext:value-type="string">
            <text:p>0xf252573ecc030f05a1b656acecc032424f16aea491638e58ed416d1148c472a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all Diamond With EIP2612Signature</text:p>
          </table:table-cell>
          <table:table-cell office:value-type="float" office:value="37813241" calcext:value-type="float">
            <text:p>37813241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E846373C1a92B167b4E9cd5d8E4d6B1Db9E90EC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4.470748" calcext:value-type="float">
            <text:p>4.470748</text:p>
          </table:table-cell>
          <table:table-cell office:value-type="currency" office:currency="USD" office:value="4.47" calcext:value-type="currency">
            <text:p>$4.47</text:p>
          </table:table-cell>
          <table:table-cell office:value-type="string" calcext:value-type="string">
            <text:p>USDC(USDC)</text:p>
          </table:table-cell>
          <table:table-cell office:value-type="float" office:value="0.00001914" calcext:value-type="float">
            <text:p>0.00001914</text:p>
          </table:table-cell>
        </table:table-row>
        <table:table-row table:style-name="ro1">
          <table:table-cell office:value-type="string" calcext:value-type="string">
            <text:p>0xf252573ecc030f05a1b656acecc032424f16aea491638e58ed416d1148c472a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all Diamond With EIP2612Signature</text:p>
          </table:table-cell>
          <table:table-cell office:value-type="float" office:value="37813241" calcext:value-type="float">
            <text:p>37813241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c5E51044eB7318950B1aFb044FccFb25782C48c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7.967938" calcext:value-type="float">
            <text:p>7.967938</text:p>
          </table:table-cell>
          <table:table-cell office:value-type="currency" office:currency="USD" office:value="7.97" calcext:value-type="currency">
            <text:p>$7.97</text:p>
          </table:table-cell>
          <table:table-cell office:value-type="string" calcext:value-type="string">
            <text:p>USDC(USDC)</text:p>
          </table:table-cell>
          <table:table-cell office:value-type="float" office:value="0.00001914" calcext:value-type="float">
            <text:p>0.00001914</text:p>
          </table:table-cell>
        </table:table-row>
        <table:table-row table:style-name="ro1">
          <table:table-cell office:value-type="string" calcext:value-type="string">
            <text:p>0xf252573ecc030f05a1b656acecc032424f16aea491638e58ed416d1148c472a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all Diamond With EIP2612Signature</text:p>
          </table:table-cell>
          <table:table-cell office:value-type="float" office:value="37813241" calcext:value-type="float">
            <text:p>37813241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00aF44843F5207dCC574Add652b695d9Fb15006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8.649735" calcext:value-type="float">
            <text:p>8.649735</text:p>
          </table:table-cell>
          <table:table-cell office:value-type="currency" office:currency="USD" office:value="8.65" calcext:value-type="currency">
            <text:p>$8.65</text:p>
          </table:table-cell>
          <table:table-cell office:value-type="string" calcext:value-type="string">
            <text:p>USDC(USDC)</text:p>
          </table:table-cell>
          <table:table-cell office:value-type="float" office:value="0.00001914" calcext:value-type="float">
            <text:p>0.00001914</text:p>
          </table:table-cell>
        </table:table-row>
        <table:table-row table:style-name="ro1">
          <table:table-cell office:value-type="string" calcext:value-type="string">
            <text:p>0xf252573ecc030f05a1b656acecc032424f16aea491638e58ed416d1148c472a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all Diamond With EIP2612Signature</text:p>
          </table:table-cell>
          <table:table-cell office:value-type="float" office:value="37813241" calcext:value-type="float">
            <text:p>37813241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238a358808379702088667322f80aC48bAd5e6c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6.183241" calcext:value-type="float">
            <text:p>6.183241</text:p>
          </table:table-cell>
          <table:table-cell office:value-type="currency" office:currency="USD" office:value="6.18" calcext:value-type="currency">
            <text:p>$6.18</text:p>
          </table:table-cell>
          <table:table-cell office:value-type="string" calcext:value-type="string">
            <text:p>USDC(USDC)</text:p>
          </table:table-cell>
          <table:table-cell office:value-type="float" office:value="0.00001914" calcext:value-type="float">
            <text:p>0.00001914</text:p>
          </table:table-cell>
        </table:table-row>
        <table:table-row table:style-name="ro1">
          <table:table-cell office:value-type="string" calcext:value-type="string">
            <text:p>0xb643682c25082ac6818605982ee1009e20515b9ca3ed00bc30ca48b8a371f67a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227" calcext:value-type="float">
            <text:p>37813227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52.027493" calcext:value-type="float">
            <text:p>52.027493</text:p>
          </table:table-cell>
          <table:table-cell office:value-type="currency" office:currency="USD" office:value="52.02" calcext:value-type="currency">
            <text:p>$52.02</text:p>
          </table:table-cell>
          <table:table-cell office:value-type="string" calcext:value-type="string">
            <text:p>USDC(USDC)</text:p>
          </table:table-cell>
          <table:table-cell office:value-type="float" office:value="0.00000542" calcext:value-type="float">
            <text:p>0.00000542</text:p>
          </table:table-cell>
        </table:table-row>
        <table:table-row table:style-name="ro1">
          <table:table-cell office:value-type="string" calcext:value-type="string">
            <text:p>0x4a8768a8d020f139e09c599e336c6035a9cc935024c34188a469479251781cfe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544c8ec2</text:p>
          </table:table-cell>
          <table:table-cell office:value-type="float" office:value="37813227" calcext:value-type="float">
            <text:p>37813227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77.136202" calcext:value-type="float">
            <text:p>77.136202</text:p>
          </table:table-cell>
          <table:table-cell office:value-type="currency" office:currency="USD" office:value="77.13" calcext:value-type="currency">
            <text:p>$77.13</text:p>
          </table:table-cell>
          <table:table-cell office:value-type="string" calcext:value-type="string">
            <text:p>USDC(USDC)</text:p>
          </table:table-cell>
          <table:table-cell office:value-type="float" office:value="0.0000327" calcext:value-type="float">
            <text:p>0.0000327</text:p>
          </table:table-cell>
        </table:table-row>
        <table:table-row table:style-name="ro1">
          <table:table-cell office:value-type="string" calcext:value-type="string">
            <text:p>0x02fdabd883990bf1276702bd6aefd2eabb2afe4c67ad8659101b5f3f3d790c6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3176" calcext:value-type="float">
            <text:p>37813176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799247" calcext:value-type="float">
            <text:p>32.799247</text:p>
          </table:table-cell>
          <table:table-cell office:value-type="currency" office:currency="USD" office:value="32.79" calcext:value-type="currency">
            <text:p>$32.79</text:p>
          </table:table-cell>
          <table:table-cell office:value-type="string" calcext:value-type="string">
            <text:p>USDC(USDC)</text:p>
          </table:table-cell>
          <table:table-cell office:value-type="float" office:value="0.00000236" calcext:value-type="float">
            <text:p>0.00000236</text:p>
          </table:table-cell>
        </table:table-row>
        <table:table-row table:style-name="ro1">
          <table:table-cell office:value-type="string" calcext:value-type="string">
            <text:p>0x9f50d45288f2baa0fd50521cd591f4866503f9e4e183e67659b0cf02d1d0c4f8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130" calcext:value-type="float">
            <text:p>37813130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90.604174" calcext:value-type="float">
            <text:p>90.604174</text:p>
          </table:table-cell>
          <table:table-cell office:value-type="currency" office:currency="USD" office:value="90.59" calcext:value-type="currency">
            <text:p>$90.59</text:p>
          </table:table-cell>
          <table:table-cell office:value-type="string" calcext:value-type="string">
            <text:p>USDC(USDC)</text:p>
          </table:table-cell>
          <table:table-cell office:value-type="float" office:value="0.00000567" calcext:value-type="float">
            <text:p>0.00000567</text:p>
          </table:table-cell>
        </table:table-row>
        <table:table-row table:style-name="ro1">
          <table:table-cell office:value-type="string" calcext:value-type="string">
            <text:p>0xfc03865447a9fb87b792fd16d8e4da31151b7f0ba5ff4d074f839a83a44f261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all Diamond With EIP2612Signature</text:p>
          </table:table-cell>
          <table:table-cell office:value-type="float" office:value="37813130" calcext:value-type="float">
            <text:p>37813130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98.489371" calcext:value-type="float">
            <text:p>198.489371</text:p>
          </table:table-cell>
          <table:table-cell office:value-type="currency" office:currency="USD" office:value="198.46" calcext:value-type="currency">
            <text:p>$198.46</text:p>
          </table:table-cell>
          <table:table-cell office:value-type="string" calcext:value-type="string">
            <text:p>USDC(USDC)</text:p>
          </table:table-cell>
          <table:table-cell office:value-type="float" office:value="0.00002995" calcext:value-type="float">
            <text:p>0.00002995</text:p>
          </table:table-cell>
        </table:table-row>
        <table:table-row table:style-name="ro1">
          <table:table-cell office:value-type="string" calcext:value-type="string">
            <text:p>0x9717323f4e3d67e4036227600ae639bea5ef0d5c42c46df730f2702e8a4d95d1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3128" calcext:value-type="float">
            <text:p>37813128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54.067506" calcext:value-type="float">
            <text:p>54.067506</text:p>
          </table:table-cell>
          <table:table-cell office:value-type="currency" office:currency="USD" office:value="54.06" calcext:value-type="currency">
            <text:p>$54.06</text:p>
          </table:table-cell>
          <table:table-cell office:value-type="string" calcext:value-type="string">
            <text:p>USDC(USDC)</text:p>
          </table:table-cell>
          <table:table-cell office:value-type="float" office:value="0.00000258" calcext:value-type="float">
            <text:p>0.00000258</text:p>
          </table:table-cell>
        </table:table-row>
        <table:table-row table:style-name="ro1">
          <table:table-cell office:value-type="string" calcext:value-type="string">
            <text:p>0x31e1daa8853de9e00e136d9a7888b61cef807347581836afec8e6f41d70701cc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</text:p>
          </table:table-cell>
          <table:table-cell office:value-type="float" office:value="37813095" calcext:value-type="float">
            <text:p>37813095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4f37a9d177470499a2dd084621020b023fcffc1f</text:p>
          </table:table-cell>
          <table:table-cell office:value-type="string" calcext:value-type="string">
            <text:p>Curve: Router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2.240404" calcext:value-type="float">
            <text:p>2.240404</text:p>
          </table:table-cell>
          <table:table-cell office:value-type="currency" office:currency="USD" office:value="2.24" calcext:value-type="currency">
            <text:p>$2.24</text:p>
          </table:table-cell>
          <table:table-cell office:value-type="string" calcext:value-type="string">
            <text:p>USDC(USDC)</text:p>
          </table:table-cell>
          <table:table-cell office:value-type="float" office:value="0.00000506" calcext:value-type="float">
            <text:p>0.00000506</text:p>
          </table:table-cell>
        </table:table-row>
        <table:table-row table:style-name="ro1">
          <table:table-cell office:value-type="string" calcext:value-type="string">
            <text:p>0x3a4bf912bf666b868a66121d1bce8409b3b665a648e2c2125351d89057eafcc8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977" calcext:value-type="float">
            <text:p>37812977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7.345179" calcext:value-type="float">
            <text:p>27.345179</text:p>
          </table:table-cell>
          <table:table-cell office:value-type="currency" office:currency="USD" office:value="27.34" calcext:value-type="currency">
            <text:p>$27.34</text:p>
          </table:table-cell>
          <table:table-cell office:value-type="string" calcext:value-type="string">
            <text:p>USDC(USDC)</text:p>
          </table:table-cell>
          <table:table-cell office:value-type="float" office:value="0.00001434" calcext:value-type="float">
            <text:p>0.00001434</text:p>
          </table:table-cell>
        </table:table-row>
        <table:table-row table:style-name="ro1">
          <table:table-cell office:value-type="string" calcext:value-type="string">
            <text:p>0x0bb0153332fd052d648dfafd63deef10a01e6810e6d8d421fe5d6582a71834ef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966" calcext:value-type="float">
            <text:p>37812966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8.652893" calcext:value-type="float">
            <text:p>8.652893</text:p>
          </table:table-cell>
          <table:table-cell office:value-type="currency" office:currency="USD" office:value="8.65" calcext:value-type="currency">
            <text:p>$8.65</text:p>
          </table:table-cell>
          <table:table-cell office:value-type="string" calcext:value-type="string">
            <text:p>USDC(USDC)</text:p>
          </table:table-cell>
          <table:table-cell office:value-type="float" office:value="0.00000756" calcext:value-type="float">
            <text:p>0.00000756</text:p>
          </table:table-cell>
        </table:table-row>
        <table:table-row table:style-name="ro1">
          <table:table-cell office:value-type="string" calcext:value-type="string">
            <text:p>0x5fa1b5098fad8673ad1d223deb697d4a54ec708e6ee4c25cc6f20c6116bf63bd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966" calcext:value-type="float">
            <text:p>37812966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8.264207" calcext:value-type="float">
            <text:p>8.264207</text:p>
          </table:table-cell>
          <table:table-cell office:value-type="currency" office:currency="USD" office:value="8.26" calcext:value-type="currency">
            <text:p>$8.26</text:p>
          </table:table-cell>
          <table:table-cell office:value-type="string" calcext:value-type="string">
            <text:p>USDC(USDC)</text:p>
          </table:table-cell>
          <table:table-cell office:value-type="float" office:value="0.00000811" calcext:value-type="float">
            <text:p>0.00000811</text:p>
          </table:table-cell>
        </table:table-row>
        <table:table-row table:style-name="ro1">
          <table:table-cell office:value-type="string" calcext:value-type="string">
            <text:p>0x729a604561ce2f328946f17ab2f0c5933995ce0f4d0e95e564cca4f3506939cb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946" calcext:value-type="float">
            <text:p>37812946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43.058285" calcext:value-type="float">
            <text:p>143.058285</text:p>
          </table:table-cell>
          <table:table-cell office:value-type="currency" office:currency="USD" office:value="143.04" calcext:value-type="currency">
            <text:p>$143.04</text:p>
          </table:table-cell>
          <table:table-cell office:value-type="string" calcext:value-type="string">
            <text:p>USDC(USDC)</text:p>
          </table:table-cell>
          <table:table-cell office:value-type="float" office:value="0.00000983" calcext:value-type="float">
            <text:p>0.00000983</text:p>
          </table:table-cell>
        </table:table-row>
        <table:table-row table:style-name="ro1">
          <table:table-cell office:value-type="string" calcext:value-type="string">
            <text:p>0x2172b790305c407578f726a6d213494f67813281dfa7d34c6f67e1307f7b209c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And Start Bridge Tokens Via Across V4</text:p>
          </table:table-cell>
          <table:table-cell office:value-type="float" office:value="37812945" calcext:value-type="float">
            <text:p>37812945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bF44De8fc9EEEED8615b0b3bc095CB0ddef35e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195.688334" calcext:value-type="float">
            <text:p>195.688334</text:p>
          </table:table-cell>
          <table:table-cell office:value-type="currency" office:currency="USD" office:value="195.66" calcext:value-type="currency">
            <text:p>$195.66</text:p>
          </table:table-cell>
          <table:table-cell office:value-type="string" calcext:value-type="string">
            <text:p>USDC(USDC)</text:p>
          </table:table-cell>
          <table:table-cell office:value-type="float" office:value="0.00003339" calcext:value-type="float">
            <text:p>0.00003339</text:p>
          </table:table-cell>
        </table:table-row>
        <table:table-row table:style-name="ro1">
          <table:table-cell office:value-type="string" calcext:value-type="string">
            <text:p>0x6d62c3898f662d3040d5638b74b0aa3d79bd6146bbf8a59c2d25c4c69f37c8d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2717" calcext:value-type="float">
            <text:p>37812717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65.583219" calcext:value-type="float">
            <text:p>65.583219</text:p>
          </table:table-cell>
          <table:table-cell office:value-type="currency" office:currency="USD" office:value="65.57" calcext:value-type="currency">
            <text:p>$65.57</text:p>
          </table:table-cell>
          <table:table-cell office:value-type="string" calcext:value-type="string">
            <text:p>USDC(USDC)</text:p>
          </table:table-cell>
          <table:table-cell office:value-type="float" office:value="0.00000344" calcext:value-type="float">
            <text:p>0.00000344</text:p>
          </table:table-cell>
        </table:table-row>
        <table:table-row table:style-name="ro1">
          <table:table-cell office:value-type="string" calcext:value-type="string">
            <text:p>0x5c0b1c506927ac7fc70a428a0f7d66c35a16750edaf8c19196cb6ffddfaa06e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2535" calcext:value-type="float">
            <text:p>37812535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65.62637" calcext:value-type="float">
            <text:p>65.62637</text:p>
          </table:table-cell>
          <table:table-cell office:value-type="currency" office:currency="USD" office:value="65.62" calcext:value-type="currency">
            <text:p>$65.62</text:p>
          </table:table-cell>
          <table:table-cell office:value-type="string" calcext:value-type="string">
            <text:p>USDC(USDC)</text:p>
          </table:table-cell>
          <table:table-cell office:value-type="float" office:value="0.00000635" calcext:value-type="float">
            <text:p>0.00000635</text:p>
          </table:table-cell>
        </table:table-row>
        <table:table-row table:style-name="ro1">
          <table:table-cell office:value-type="string" calcext:value-type="string">
            <text:p>0x35f56fb30469562586bafe5aa85d80c335c8918991a1cb852502ebce231e795e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468" calcext:value-type="float">
            <text:p>37812468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71.111133" calcext:value-type="float">
            <text:p>71.111133</text:p>
          </table:table-cell>
          <table:table-cell office:value-type="currency" office:currency="USD" office:value="71.1" calcext:value-type="currency">
            <text:p>$71.10</text:p>
          </table:table-cell>
          <table:table-cell office:value-type="string" calcext:value-type="string">
            <text:p>USDC(USDC)</text:p>
          </table:table-cell>
          <table:table-cell office:value-type="float" office:value="0.00000291" calcext:value-type="float">
            <text:p>0.00000291</text:p>
          </table:table-cell>
        </table:table-row>
        <table:table-row table:style-name="ro1">
          <table:table-cell office:value-type="string" calcext:value-type="string">
            <text:p>0x1d762d9d0a7b3ca53a1ea5e0427553afcfd968679535045e2588d3411d0eed4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Compact</text:p>
          </table:table-cell>
          <table:table-cell office:value-type="float" office:value="37812468" calcext:value-type="float">
            <text:p>37812468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498581ff718922c3f8e6a244956af099b2652b2b</text:p>
          </table:table-cell>
          <table:table-cell office:value-type="string" calcext:value-type="string">
            <text:p>Uniswap V4: Pool Manager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54.631834" calcext:value-type="float">
            <text:p>54.631834</text:p>
          </table:table-cell>
          <table:table-cell office:value-type="currency" office:currency="USD" office:value="54.62" calcext:value-type="currency">
            <text:p>$54.62</text:p>
          </table:table-cell>
          <table:table-cell office:value-type="string" calcext:value-type="string">
            <text:p>USDC(USDC)</text:p>
          </table:table-cell>
          <table:table-cell office:value-type="float" office:value="0.00000351" calcext:value-type="float">
            <text:p>0.00000351</text:p>
          </table:table-cell>
        </table:table-row>
        <table:table-row table:style-name="ro1">
          <table:table-cell office:value-type="string" calcext:value-type="string">
            <text:p>0xfe6e3a0d3d3a3b1830327c5086b1cca020175010dc81b12c355798a9c38a0d52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460" calcext:value-type="float">
            <text:p>37812460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0.318422" calcext:value-type="float">
            <text:p>10.318422</text:p>
          </table:table-cell>
          <table:table-cell office:value-type="currency" office:currency="USD" office:value="10.32" calcext:value-type="currency">
            <text:p>$10.32</text:p>
          </table:table-cell>
          <table:table-cell office:value-type="string" calcext:value-type="string">
            <text:p>USDC(USDC)</text:p>
          </table:table-cell>
          <table:table-cell office:value-type="float" office:value="0.00000846" calcext:value-type="float">
            <text:p>0.00000846</text:p>
          </table:table-cell>
        </table:table-row>
        <table:table-row table:style-name="ro1">
          <table:table-cell office:value-type="string" calcext:value-type="string">
            <text:p>0x57b73c48b1647801918fa5bafc8ec676ef03848a4167dfc74be8896015c1188a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417" calcext:value-type="float">
            <text:p>37812417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.334424" calcext:value-type="float">
            <text:p>2.334424</text:p>
          </table:table-cell>
          <table:table-cell office:value-type="currency" office:currency="USD" office:value="2.33" calcext:value-type="currency">
            <text:p>$2.33</text:p>
          </table:table-cell>
          <table:table-cell office:value-type="string" calcext:value-type="string">
            <text:p>USDC(USDC)</text:p>
          </table:table-cell>
          <table:table-cell office:value-type="float" office:value="0.00000379" calcext:value-type="float">
            <text:p>0.00000379</text:p>
          </table:table-cell>
        </table:table-row>
        <table:table-row table:style-name="ro1">
          <table:table-cell office:value-type="string" calcext:value-type="string">
            <text:p>0x0445594de8c34636699d00eee4ed7a6f690509fac13d30beab6da08c92e83e0c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 Compact</text:p>
          </table:table-cell>
          <table:table-cell office:value-type="float" office:value="37812386" calcext:value-type="float">
            <text:p>37812386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a8E4C55D6dAf4D768aeBa2378c1AD94c112Ef48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993a0D30FfA321D32eD0E8272Ded0108eBb1099A</text:p>
          </table:table-cell>
          <table:table-cell office:value-type="string" calcext:value-type="string">
            <text:p><text:s/></text:p>
          </table:table-cell>
          <table:table-cell office:value-type="float" office:value="34.371488" calcext:value-type="float">
            <text:p>34.371488</text:p>
          </table:table-cell>
          <table:table-cell office:value-type="currency" office:currency="USD" office:value="34.37" calcext:value-type="currency">
            <text:p>$34.37</text:p>
          </table:table-cell>
          <table:table-cell office:value-type="string" calcext:value-type="string">
            <text:p>USDC(USDC)</text:p>
          </table:table-cell>
          <table:table-cell office:value-type="float" office:value="0.00003362" calcext:value-type="float">
            <text:p>0.000033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edian</text:p>
          </table:table-cell>
          <table:table-cell table:style-name="ce1" table:formula="of:=MEDIAN([.K1:.K100])" office:value-type="float" office:value="27.056782" calcext:value-type="float">
            <text:p>27.05678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style-name="ce1" table:formula="of:=AVERAGE([.K1:.K100])" office:value-type="float" office:value="35.8013326363636" calcext:value-type="float">
            <text:p>35.8013326363636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6T11:27:57.922086983</dc:date>
    <meta:editing-duration>PT2M20S</meta:editing-duration>
    <meta:editing-cycles>1</meta:editing-cycles>
    <meta:document-statistic meta:table-count="1" meta:cell-count="1418" meta:object-count="0"/>
    <meta:generator>LibreOffice/24.2.7.2$Linux_X86_64 LibreOffice_project/420$Build-2</meta:generator>
  </office:meta>
</office:document-meta>
</file>